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43977506984017676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20620115922457060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65967270442104022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35277176883145487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36787696094967843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43148531900941334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4347370149379835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46231666924967476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50632" text:continue-list="list614347370149379835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88034929182155439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6114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4554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25237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246554"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5741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04584082179005480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22005067750929028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0620003780214764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47295"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26955063414635852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84167644027901664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3043144594788175" text:style-name="L15">
        <text:list-item>
          <text:list>
            <text:list-header>
              <text:p text:style-name="P183">1.5 miles averaging about 9:40/mile and rest 1 min</text:p>
            </text:list-header>
          </text:list>
        </text:list-item>
      </text:list>
      <text:p text:style-name="P24">1 mile in 8:26 and rest 2 min</text:p>
      <text:list xml:id="list314889385096714391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6667425858550873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52005"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10079422468595241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3699500856984896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0419170161859217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273409" text:continue-list="list936995008569848961" text:style-name="L19">
        <text:list-item>
          <text:list>
            <text:list-header>
              <text:p text:style-name="P187">(Pace*HR)=1240</text:p>
            </text:list-header>
          </text:list>
        </text:list-item>
      </text:list>
      <text:list xml:id="list37245292" text:continue-list="list3100794224685952413" text:style-name="L18">
        <text:list-item>
          <text:list>
            <text:list-header>
              <text:p text:style-name="P186">2 miles at 10:46/mile Ave HR= 121 bpm and rest a few minutes</text:p>
            </text:list-header>
          </text:list>
        </text:list-item>
      </text:list>
      <text:list xml:id="list37268773" text:continue-list="list3727340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25510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71756445300942095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1514930860536935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36227202816499566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178899445151559808"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7510525479166316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008134413073156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5759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4906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09008221038855901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2108387996046268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3111217236792571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1137565134519260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58771771000079595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99219923113379794" text:style-name="L32">
        <text:list-item>
          <text:list>
            <text:list-header>
              <text:p text:style-name="P197">0.25 miles in 2:54</text:p>
              <text:p text:style-name="P197">1 mile in 9:21 going faster as I ran and ending at around 8:30 pace</text:p>
            </text:list-header>
          </text:list>
        </text:list-item>
      </text:list>
      <text:list xml:id="list267200385700437252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26481078610681982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23649894375398777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01865965340149920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44000629235848222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86863714143018572"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text:soft-page-break/>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082550093639971925"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oft-page-break/><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0T17:00:26.43</dc:date>
    <dc:creator>James Lombardi</dc:creator>
    <meta:editing-duration>P29DT1H55M</meta:editing-duration>
    <meta:editing-cycles>2159</meta:editing-cycles>
    <meta:generator>OpenOffice/4.1.2$Win32 OpenOffice.org_project/412m3$Build-9782</meta:generator>
    <meta:document-statistic meta:table-count="0" meta:image-count="9" meta:object-count="0" meta:page-count="213" meta:paragraph-count="6240" meta:word-count="67399" meta:character-count="345088"/>
  </office:meta>
</office:document-meta>
</file>